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20000011551564FF2D72F1AFC.png" manifest:media-type="image/png"/>
  <manifest:file-entry manifest:full-path="Pictures/100002010000073D00000236FD13256BBED39495.png" manifest:media-type="image/png"/>
  <manifest:file-entry manifest:full-path="Pictures/1000020100000737000003EA1CC5B1BD0C4FA6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740"/>
    </style:style>
    <style:style style:name="P2" style:family="paragraph" style:parent-style-name="Standard">
      <style:text-properties officeooo:rsid="0005bacd" officeooo:paragraph-rsid="0005bac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draw:frame draw:style-name="fr1" draw:name="Image1" text:anchor-type="char" svg:width="6.9252in" svg:height="3.7563in" draw:z-index="0"><draw:image xlink:href="Pictures/1000020100000737000003EA1CC5B1BD0C4FA6E7.png" xlink:type="simple" xlink:show="embed" xlink:actuate="onLoad" loext:mime-type="image/png"/></draw:frame>ppppp</text:p>
      <text:p text:style-name="P2"/>
      <text:p text:style-name="P2"/>
      <text:p text:style-name="P2"><draw:frame draw:style-name="fr1" draw:name="Image2" text:anchor-type="char" svg:width="6.9252in" svg:height="2.1146in" draw:z-index="1"><draw:image xlink:href="Pictures/100002010000073D00000236FD13256BBED39495.png" xlink:type="simple" xlink:show="embed" xlink:actuate="onLoad" loext:mime-type="image/png"/></draw:frame>ppppp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6.9252in" svg:height="2.3445in" draw:z-index="2"><draw:image xlink:href="Pictures/10000201000003320000011551564FF2D72F1AFC.png" xlink:type="simple" xlink:show="embed" xlink:actuate="onLoad" loext:mime-type="image/png"/></draw:frame><text:soft-page-break/>pppp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5:22:07.694885110</meta:creation-date>
    <dc:date>2024-09-19T17:12:31.970678001</dc:date>
    <meta:editing-duration>PT1H30M4S</meta:editing-duration>
    <meta:editing-cycles>1</meta:editing-cycles>
    <meta:document-statistic meta:table-count="0" meta:image-count="3" meta:object-count="0" meta:page-count="2" meta:paragraph-count="3" meta:word-count="3" meta:character-count="14" meta:non-whitespace-character-count="14"/>
    <meta:generator>LibreOffice/6.4.7.2$Linux_X86_64 LibreOffice_project/40$Build-2</meta:generator>
  </office:meta>
</office:document-meta>
</file>